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T1" style:family="text">
      <style:text-properties fo:color="#000080"/>
    </style:style>
    <style:style style:name="T2" style:family="text">
      <style:text-properties fo:color="#c0c0c0"/>
    </style:style>
    <style:style style:name="T3" style:family="text">
      <style:text-properties fo:color="#008000"/>
    </style:style>
    <style:style style:name="T4" style:family="text">
      <style:text-properties fo:color="#800080"/>
    </style:style>
    <style:style style:name="T5" style:family="text">
      <style:text-properties fo:color="#000000"/>
    </style:style>
    <style:style style:name="T6" style:family="text">
      <style:text-properties fo:color="#000000" fo:font-style="italic"/>
    </style:style>
    <style:style style:name="T7" style:family="text">
      <style:text-properties fo:color="#800000"/>
    </style:style>
    <style:style style:name="T8" style:family="text">
      <style:text-properties fo:color="#808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#include</text:span><text:span text:style-name="T2"> </text:span><text:span text:style-name="T3">"dialog.h"</text:span></text:p>
      <text:p text:style-name="P3"><text:span text:style-name="T1">#include</text:span><text:span text:style-name="T2"> </text:span><text:span text:style-name="T3">"ui_dialog.h"</text:span></text:p>
      <text:p text:style-name="P3"><text:span text:style-name="T1">#include</text:span><text:span text:style-name="T3">&lt;QMessageBox&gt;</text:span></text:p>
      <text:p text:style-name="P1"><text:span text:style-name="T1">#include</text:span><text:span text:style-name="T3">&lt;QDebug&gt;</text:span></text:p>
      <text:p text:style-name="P3"><text:span text:style-name="T4">Dialog</text:span><text:span text:style-name="T5">::Dialog(</text:span><text:span text:style-name="T4">QWidget</text:span><text:span text:style-name="T2"> </text:span><text:span text:style-name="T5">*parent)</text:span><text:span text:style-name="T2"> </text:span><text:span text:style-name="T5">:</text:span></text:p>
      <text:p text:style-name="P3"><text:span text:style-name="T2"><text:s text:c="4"/></text:span><text:span text:style-name="T4">QDialog</text:span><text:span text:style-name="T5">(parent),</text:span></text:p>
      <text:p text:style-name="P3"><text:span text:style-name="T2"><text:s text:c="4"/></text:span><text:span text:style-name="T7">ui</text:span><text:span text:style-name="T5">(</text:span><text:span text:style-name="T8">new</text:span><text:span text:style-name="T2"> </text:span><text:span text:style-name="T4">Ui</text:span><text:span text:style-name="T5">::</text:span><text:span text:style-name="T4">Dialog</text:span><text:span text:style-name="T5">)</text:span></text:p>
      <text:p text:style-name="P4">{</text:p>
      <text:p text:style-name="P3"><text:span text:style-name="T2"><text:s text:c="4"/></text:span><text:span text:style-name="T7">ui</text:span><text:span text:style-name="T5">-&gt;setupUi(</text:span><text:span text:style-name="T8">this</text:span><text:span text:style-name="T5">);</text:span></text:p>
      <text:p text:style-name="P2">}</text:p>
      <text:p text:style-name="P3"><text:span text:style-name="T4">Dialog</text:span><text:span text:style-name="T5">::~</text:span><text:span text:style-name="T6">Dialog</text:span><text:span text:style-name="T5">()</text:span></text:p>
      <text:p text:style-name="P4">{</text:p>
      <text:p text:style-name="P3"><text:span text:style-name="T2"><text:s text:c="4"/></text:span><text:span text:style-name="T8">delete</text:span><text:span text:style-name="T2"> </text:span><text:span text:style-name="T7">ui</text:span><text:span text:style-name="T5">;</text:span></text:p>
      <text:p text:style-name="P2">}</text:p>
      <text:p text:style-name="P3"><text:span text:style-name="T8">void</text:span><text:span text:style-name="T2"> </text:span><text:span text:style-name="T4">Dialog</text:span><text:span text:style-name="T5">::on_pushButton_clicked()</text:span></text:p>
      <text:p text:style-name="P4">{</text:p>
      <text:p text:style-name="P3"><text:span text:style-name="T2"><text:s text:c="4"/></text:span><text:span text:style-name="T4">QMessageBox</text:span><text:span text:style-name="T5">::information(</text:span><text:span text:style-name="T8">this</text:span><text:span text:style-name="T5">,</text:span><text:span text:style-name="T3">"nikhitha</text:span><text:span text:style-name="T2"> </text:span><text:span text:style-name="T3">212218106067"</text:span><text:span text:style-name="T5">,</text:span><text:span text:style-name="T3">"This</text:span><text:span text:style-name="T2"> </text:span><text:span text:style-name="T3">is</text:span><text:span text:style-name="T2"> </text:span><text:span text:style-name="T3">INFORMATION</text:span><text:span text:style-name="T2"> </text:span><text:span text:style-name="T3">BOx.."</text:span><text:span text:style-name="T5">);</text:span></text:p>
      <text:p text:style-name="P2">}</text:p>
      <text:p text:style-name="P3"><text:span text:style-name="T8">void</text:span><text:span text:style-name="T2"> </text:span><text:span text:style-name="T4">Dialog</text:span><text:span text:style-name="T5">::on_pushButton_2_clicked()</text:span></text:p>
      <text:p text:style-name="P4">{</text:p>
      <text:p text:style-name="P3"><text:span text:style-name="T2"><text:s text:c="4"/></text:span><text:span text:style-name="T4">QMessageBox</text:span><text:span text:style-name="T5">::</text:span><text:span text:style-name="T4">StandardButton</text:span><text:span text:style-name="T2"> </text:span><text:span text:style-name="T5">reply=</text:span><text:span text:style-name="T4">QMessageBox</text:span><text:span text:style-name="T5">::question(</text:span><text:span text:style-name="T8">this</text:span><text:span text:style-name="T5">,</text:span><text:span text:style-name="T3">"nikhitha"</text:span><text:span text:style-name="T5">,</text:span><text:span text:style-name="T3">"do</text:span><text:span text:style-name="T2"> </text:span><text:span text:style-name="T3">u</text:span><text:span text:style-name="T2"> </text:span><text:span text:style-name="T3">like</text:span><text:span text:style-name="T2"> </text:span><text:span text:style-name="T3">music?"</text:span><text:span text:style-name="T5">);</text:span></text:p>
      <text:p text:style-name="P3"><text:span text:style-name="T2"><text:s text:c="4"/></text:span><text:span text:style-name="T8">if</text:span><text:span text:style-name="T5">(reply==</text:span><text:span text:style-name="T4">QMessageBox</text:span><text:span text:style-name="T5">::</text:span><text:span text:style-name="T4">Yes</text:span><text:span text:style-name="T5">)</text:span></text:p>
      <text:p text:style-name="P3"><text:span text:style-name="T2"><text:s text:c="4"/></text:span><text:span text:style-name="T5">{</text:span></text:p>
      <text:p text:style-name="P3"><text:span text:style-name="T2"><text:s text:c="8"/></text:span><text:span text:style-name="T4">QMessageBox</text:span><text:span text:style-name="T5">::information(</text:span><text:span text:style-name="T8">this</text:span><text:span text:style-name="T5">,</text:span><text:span text:style-name="T3">"music"</text:span><text:span text:style-name="T5">,</text:span><text:span text:style-name="T3">"yes"</text:span><text:span text:style-name="T5">);</text:span></text:p>
      <text:p text:style-name="P3"><text:span text:style-name="T2"><text:s text:c="4"/></text:span><text:span text:style-name="T5">}</text:span></text:p>
      <text:p text:style-name="P3"><text:span text:style-name="T2"><text:s text:c="4"/></text:span><text:span text:style-name="T8">if</text:span><text:span text:style-name="T5">(reply==</text:span><text:span text:style-name="T4">QMessageBox</text:span><text:span text:style-name="T5">::</text:span><text:span text:style-name="T4">No</text:span><text:span text:style-name="T5">)</text:span></text:p>
      <text:p text:style-name="P3"><text:span text:style-name="T2"><text:s text:c="4"/></text:span><text:span text:style-name="T5">{</text:span></text:p>
      <text:p text:style-name="P3"><text:span text:style-name="T2"><text:s text:c="8"/></text:span><text:span text:style-name="T4">QMessageBox</text:span><text:span text:style-name="T5">::information(</text:span><text:span text:style-name="T8">this</text:span><text:span text:style-name="T5">,</text:span><text:span text:style-name="T3">"music"</text:span><text:span text:style-name="T5">,</text:span><text:span text:style-name="T3">"No"</text:span><text:span text:style-name="T5">);</text:span></text:p>
      <text:p text:style-name="P3"><text:span text:style-name="T2"><text:s text:c="4"/></text:span><text:span text:style-name="T5">}</text:span></text:p>
      <text:p text:style-name="P2">}</text:p>
      <text:p text:style-name="P3"><text:span text:style-name="T8">void</text:span><text:span text:style-name="T2"> </text:span><text:span text:style-name="T4">Dialog</text:span><text:span text:style-name="T5">::on_pushButton_3_clicked()</text:span></text:p>
      <text:p text:style-name="P4">{</text:p>
      <text:p text:style-name="P3"><text:span text:style-name="T2"><text:s text:c="4"/></text:span><text:span text:style-name="T4">QMessageBox</text:span><text:span text:style-name="T5">::</text:span><text:span text:style-name="T4">StandardButton</text:span><text:span text:style-name="T2"> </text:span><text:span text:style-name="T5">reply=</text:span><text:span text:style-name="T4">QMessageBox</text:span><text:span text:style-name="T5">::question(</text:span><text:span text:style-name="T8">this</text:span><text:span text:style-name="T5">,</text:span><text:span text:style-name="T3">"nikhitha"</text:span><text:span text:style-name="T5">,</text:span><text:span text:style-name="T3">"This</text:span><text:span text:style-name="T2"> </text:span><text:span text:style-name="T3">is</text:span><text:span text:style-name="T2"> </text:span><text:span text:style-name="T3">a</text:span><text:span text:style-name="T2"> </text:span><text:span text:style-name="T3">CUSTOM</text:span><text:span text:style-name="T2"> </text:span><text:span text:style-name="T3">message"</text:span><text:span text:style-name="T5">,</text:span><text:span text:style-name="T4">QMessageBox</text:span><text:span text:style-name="T5">::</text:span><text:span text:style-name="T4">Yes</text:span><text:span text:style-name="T5">|</text:span><text:span text:style-name="T4">QMessageBox</text:span><text:span text:style-name="T5">::</text:span><text:span text:style-name="T4">YesToAll</text:span><text:span text:style-name="T5">|</text:span><text:span text:style-name="T4">QMessageBox</text:span><text:span text:style-name="T5">::</text:span><text:span text:style-name="T4">No</text:span><text:span text:style-name="T5">|</text:span><text:span text:style-name="T4">QMessageBox</text:span><text:span text:style-name="T5">::</text:span><text:span text:style-name="T4">NoToAll</text:span><text:span text:style-name="T5">);</text:span></text:p>
      <text:p text:style-name="P3"><text:span text:style-name="T2"><text:s text:c="4"/></text:span><text:span text:style-name="T8">if</text:span><text:span text:style-name="T5">(reply==</text:span><text:span text:style-name="T4">QMessageBox</text:span><text:span text:style-name="T5">::</text:span><text:span text:style-name="T4">Yes</text:span><text:span text:style-name="T5">)</text:span></text:p>
      <text:p text:style-name="P3"><text:span text:style-name="T2"><text:s text:c="4"/></text:span><text:span text:style-name="T5">{</text:span></text:p>
      <text:p text:style-name="P1"><text:span text:style-name="T2"><text:s text:c="8"/></text:span><text:span text:style-name="T1">qDebug</text:span><text:span text:style-name="T5">()&lt;&lt;</text:span><text:span text:style-name="T3">"NOthing</text:span><text:span text:style-name="T2"> </text:span><text:span text:style-name="T3">Is</text:span><text:span text:style-name="T2"> </text:span><text:span text:style-name="T3">Displayed.."</text:span><text:span text:style-name="T5">;</text:span></text:p>
      <text:p text:style-name="P3"><text:span text:style-name="T2"><text:s text:c="4"/></text:span><text:span text:style-name="T5">}</text:span></text:p>
      <text:p text:style-name="P3"><text:span text:style-name="T2"><text:s text:c="6"/></text:span><text:span text:style-name="T8">if</text:span><text:span text:style-name="T5">(reply==</text:span><text:span text:style-name="T4">QMessageBox</text:span><text:span text:style-name="T5">::</text:span><text:span text:style-name="T4">YesToAll</text:span><text:span text:style-name="T5">)</text:span></text:p>
      <text:p text:style-name="P3"><text:span text:style-name="T2"><text:s text:c="6"/></text:span><text:span text:style-name="T5">{</text:span></text:p>
      <text:p text:style-name="P1"><text:span text:style-name="T2"><text:s text:c="10"/></text:span><text:span text:style-name="T4">QMessageBox</text:span><text:span text:style-name="T5">::warning(</text:span><text:span text:style-name="T8">this</text:span><text:span text:style-name="T5">,</text:span><text:span text:style-name="T3">"nikhitha</text:span><text:span text:style-name="T2"> </text:span><text:span text:style-name="T3">6067"</text:span><text:span text:style-name="T5">,</text:span><text:span text:style-name="T3">"Display</text:span><text:span text:style-name="T2"> </text:span><text:span text:style-name="T3">the</text:span><text:span text:style-name="T2"> </text:span><text:span text:style-name="T3">message</text:span><text:span text:style-name="T2"> </text:span><text:span text:style-name="T3">with</text:span><text:span text:style-name="T2"> </text:span><text:span text:style-name="T3">warning</text:span><text:span text:style-name="T2"> </text:span><text:span text:style-name="T3">as</text:span><text:span text:style-name="T2"> </text:span><text:span text:style-name="T3">YesToAll"</text:span><text:span text:style-name="T5">);</text:span></text:p>
      <text:p text:style-name="P3"><text:span text:style-name="T2"><text:s text:c="6"/></text:span><text:span text:style-name="T5">}</text:span></text:p>
      <text:p text:style-name="P3"><text:span text:style-name="T2"><text:s text:c="8"/></text:span><text:span text:style-name="T8">if</text:span><text:span text:style-name="T5">(reply==</text:span><text:span text:style-name="T4">QMessageBox</text:span><text:span text:style-name="T5">::</text:span><text:span text:style-name="T4">NoToAll</text:span><text:span text:style-name="T5">)</text:span></text:p>
      <text:p text:style-name="P3"><text:span text:style-name="T2"><text:s text:c="8"/></text:span><text:span text:style-name="T5">{</text:span></text:p>
      <text:p text:style-name="P3"><text:span text:style-name="T2"><text:s text:c="12"/></text:span><text:span text:style-name="T4">QMessageBox</text:span><text:span text:style-name="T5">::warning(</text:span><text:span text:style-name="T8">this</text:span><text:span text:style-name="T5">,</text:span><text:span text:style-name="T3">"nikhitha</text:span><text:span text:style-name="T2"> </text:span><text:span text:style-name="T3">6067"</text:span><text:span text:style-name="T5">,</text:span><text:span text:style-name="T3">"Dont</text:span><text:span text:style-name="T2"> </text:span><text:span text:style-name="T3">Display</text:span><text:span text:style-name="T2"> </text:span><text:span text:style-name="T3">the</text:span><text:span text:style-name="T2"> </text:span><text:span text:style-name="T3">message</text:span><text:span text:style-name="T2"> </text:span><text:span text:style-name="T3">with</text:span><text:span text:style-name="T2"> </text:span><text:span text:style-name="T3">warning</text:span><text:span text:style-name="T2"> </text:span><text:span text:style-name="T3">as</text:span><text:span text:style-name="T2"> </text:span><text:span text:style-name="T3">YesToAll"</text:span><text:span text:style-name="T5">);</text:span></text:p>
      <text:p text:style-name="P3"><text:span text:style-name="T2"><text:s text:c="8"/></text:span><text:span text:style-name="T5">}</text:span></text:p>
      <text:p text:style-name="P2">}</text:p>
      <text:p text:style-name="P3"><text:span text:style-name="T8">void</text:span><text:span text:style-name="T2"> </text:span><text:span text:style-name="T4">Dialog</text:span><text:span text:style-name="T5">::on_pushButton_4_clicked()</text:span></text:p>
      <text:p text:style-name="P4"><text:soft-page-break/>{</text:p>
      <text:p text:style-name="P3"><text:span text:style-name="T2"><text:s text:c="4"/></text:span><text:span text:style-name="T4">QMessageBox</text:span><text:span text:style-name="T5">::warning(</text:span><text:span text:style-name="T8">this</text:span><text:span text:style-name="T5">,</text:span><text:span text:style-name="T3">"nikhitha</text:span><text:span text:style-name="T2"> </text:span><text:span text:style-name="T3">6067"</text:span><text:span text:style-name="T5">,</text:span><text:span text:style-name="T3">"This</text:span><text:span text:style-name="T2"> </text:span><text:span text:style-name="T3">is</text:span><text:span text:style-name="T2"> </text:span><text:span text:style-name="T3">a</text:span><text:span text:style-name="T2"> </text:span><text:span text:style-name="T3">WARNING</text:span><text:span text:style-name="T2"> </text:span><text:span text:style-name="T3">message!"</text:span><text:span text:style-name="T5">);</text:span></text:p>
      <text:p text:style-name="P2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1T11:27:48.074280051</meta:creation-date>
    <dc:date>2021-03-11T11:28:30.383132945</dc:date>
    <meta:editing-duration>P0D</meta:editing-duration>
    <meta:editing-cycles>1</meta:editing-cycles>
    <meta:document-statistic meta:table-count="0" meta:image-count="0" meta:object-count="0" meta:page-count="2" meta:paragraph-count="50" meta:word-count="95" meta:character-count="1393" meta:non-whitespace-character-count="1192"/>
    <meta:generator>LibreOffice/4.2.8.2$Linux_x86 LibreOffice_project/420m0$Build-2</meta:generator>
  </office:meta>
</office:document-meta>
</file>